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3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3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3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3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3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3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3">
          <table:table-cell office:value-type="string">
            <text:p>V_Bet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3">
          <table:table-cell office:value-type="string">
            <text:p>V_Beta3</text:p>
          </table:table-cell>
          <table:table-cell table:style-name="ce4" office:value-type="float" office:value="40">
            <text:p>4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3">
          <table:table-cell office:value-type="string">
            <text:p>V_Delta1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3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3">
          <table:table-cell office:value-type="string">
            <text:p>V_Delta3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3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3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3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2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2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2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2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2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4/14/2016</text:date>, <text:time>19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4T19:32:18.06</dc:date>
    <dc:creator>Wister </dc:creator>
    <meta:editing-duration>PT2H16M3S</meta:editing-duration>
    <meta:editing-cycles>81</meta:editing-cycles>
    <meta:document-statistic meta:table-count="1" meta:cell-count="743" meta:object-count="0"/>
  </office:meta>
</office:document-meta>
</file>